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9933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mment from Review</text:p>
          </table:table-cell>
          <table:table-cell table:style-name="ce1" office:value-type="string" calcext:value-type="string">
            <text:p>Actionable?</text:p>
          </table:table-cell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Section 1 Few references,  </text:p>
            <text:p>Adding related work of NER, WSI/WSD would be helpful.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x 1: <text:s/>E(M^LEX, E(M^SYN, M^STD)).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table:style-name="ce3" office:value-type="string" calcext:value-type="string">
            <text:p>Report the best result with different \alpha with E(M^REX, M^STD)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eal with this!, It is indeed very weak point :(</text:p>
          </table:table-cell>
        </table:table-row>
        <table:table-row table:style-name="ro1">
          <table:table-cell office:value-type="string" calcext:value-type="string">
            <text:p>On p5 what is the definition of the function "hstack"?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he definitions on p7, such as "based roughly on", are not precise enough.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<text:s/>know in the early discussion what the corpora are for testing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/>p9 to p11 provides no information at al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eedback not precise</text:p>
          </table:table-cell>
        </table:table-row>
        <table:table-row table:style-name="ro1">
          <table:table-cell office:value-type="string" calcext:value-type="string">
            <text:p>corpor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mplex ?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08:42.034053764</meta:creation-date>
    <dc:date>2017-07-28T16:12:38.201725270</dc:date>
    <meta:editing-duration>PT1H59S</meta:editing-duration>
    <meta:editing-cycles>4</meta:editing-cycles>
    <meta:generator>LibreOffice/5.3.4.2$Linux_X86_64 LibreOffice_project/30m0$Build-2</meta:generator>
    <meta:document-statistic meta:table-count="1" meta:cell-count="32" meta:object-count="0"/>
  </office:meta>
</office:document-meta>
</file>